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116">
            <text:p>U-116</text:p>
          </table:table-cell>
          <table:table-cell office:value-type="float" office:value="79.983">
            <text:p>79.983</text:p>
          </table:table-cell>
          <table:table-cell office:value-type="float" office:value="18.367">
            <text:p>18.367</text:p>
          </table:table-cell>
          <table:table-cell office:value-type="float" office:value="6650.0">
            <text:p>6650.0</text:p>
          </table:table-cell>
          <table:table-cell office:value-type="float" office:value="110.0">
            <text:p>11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60,FormanEtal2004">
            <text:p>Blake1961,Blake1961a,Olsson1960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115">
            <text:p>U-115</text:p>
          </table:table-cell>
          <table:table-cell office:value-type="float" office:value="80.083">
            <text:p>80.083</text:p>
          </table:table-cell>
          <table:table-cell office:value-type="float" office:value="19.25">
            <text:p>19.25</text:p>
          </table:table-cell>
          <table:table-cell office:value-type="float" office:value="8970.0">
            <text:p>8970.0</text:p>
          </table:table-cell>
          <table:table-cell office:value-type="float" office:value="180.0">
            <text:p>18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6.6">
            <text:p>16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60,FormanEtal2004">
            <text:p>Blake1961,Blake1961a,Olsson1960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112">
            <text:p>U-112</text:p>
          </table:table-cell>
          <table:table-cell office:value-type="float" office:value="80.2">
            <text:p>80.2</text:p>
          </table:table-cell>
          <table:table-cell office:value-type="float" office:value="18.7">
            <text:p>18.7</text:p>
          </table:table-cell>
          <table:table-cell office:value-type="float" office:value="6900.0">
            <text:p>6900.0</text:p>
          </table:table-cell>
          <table:table-cell office:value-type="float" office:value="110.0">
            <text:p>11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2">
            <text:p>5.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60,FormanEtal2004">
            <text:p>Blake1961,Blake1961a,Olsson1960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107">
            <text:p>U-107</text:p>
          </table:table-cell>
          <table:table-cell office:value-type="float" office:value="80.05">
            <text:p>80.05</text:p>
          </table:table-cell>
          <table:table-cell office:value-type="float" office:value="18.133">
            <text:p>18.133</text:p>
          </table:table-cell>
          <table:table-cell office:value-type="float" office:value="6200.0">
            <text:p>6200.0</text:p>
          </table:table-cell>
          <table:table-cell office:value-type="float" office:value="100.0">
            <text:p>10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6">
            <text:p>6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60,FormanEtal2004">
            <text:p>Blake1961,Blake1961a,Olsson1960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110">
            <text:p>U-110</text:p>
          </table:table-cell>
          <table:table-cell office:value-type="float" office:value="80.05">
            <text:p>80.05</text:p>
          </table:table-cell>
          <table:table-cell office:value-type="float" office:value="18.133">
            <text:p>18.133</text:p>
          </table:table-cell>
          <table:table-cell office:value-type="float" office:value="6820.0">
            <text:p>6820.0</text:p>
          </table:table-cell>
          <table:table-cell office:value-type="float" office:value="150.0">
            <text:p>15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60,FormanEtal2004">
            <text:p>Blake1961,Blake1961a,Olsson1960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120">
            <text:p>U-120</text:p>
          </table:table-cell>
          <table:table-cell office:value-type="float" office:value="80.133">
            <text:p>80.133</text:p>
          </table:table-cell>
          <table:table-cell office:value-type="float" office:value="19.0">
            <text:p>19.0</text:p>
          </table:table-cell>
          <table:table-cell office:value-type="float" office:value="9540.0">
            <text:p>9540.0</text:p>
          </table:table-cell>
          <table:table-cell office:value-type="float" office:value="130.0">
            <text:p>130.0</text:p>
          </table:table-cell>
          <table:table-cell office:value-type="string" office:value="Mostly Hiatella arctica shells">
            <text:p>Mostly 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5">
            <text:p>7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60,FormanEtal2004">
            <text:p>Blake1961,Blake1961a,Olsson1960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111">
            <text:p>U-111</text:p>
          </table:table-cell>
          <table:table-cell office:value-type="float" office:value="80.033">
            <text:p>80.033</text:p>
          </table:table-cell>
          <table:table-cell office:value-type="float" office:value="18.333">
            <text:p>18.333</text:p>
          </table:table-cell>
          <table:table-cell office:value-type="float" office:value="6740.0">
            <text:p>6740.0</text:p>
          </table:table-cell>
          <table:table-cell office:value-type="float" office:value="110.0">
            <text:p>11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60,FormanEtal2004">
            <text:p>Blake1961,Blake1961a,Olsson1960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162">
            <text:p>U-162</text:p>
          </table:table-cell>
          <table:table-cell office:value-type="float" office:value="80.05">
            <text:p>80.05</text:p>
          </table:table-cell>
          <table:table-cell office:value-type="float" office:value="18.15">
            <text:p>18.15</text:p>
          </table:table-cell>
          <table:table-cell office:value-type="float" office:value="9730.0">
            <text:p>9730.0</text:p>
          </table:table-cell>
          <table:table-cell office:value-type="float" office:value="130.0">
            <text:p>130.0</text:p>
          </table:table-cell>
          <table:table-cell office:value-type="string" office:value="Mostly Hiatella arctica shells">
            <text:p>Mostly 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60,FormanEtal2004">
            <text:p>Blake1961,Blake1961a,Olsson1960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173">
            <text:p>U-173</text:p>
          </table:table-cell>
          <table:table-cell office:value-type="float" office:value="80.167">
            <text:p>80.167</text:p>
          </table:table-cell>
          <table:table-cell office:value-type="float" office:value="17.667">
            <text:p>17.667</text:p>
          </table:table-cell>
          <table:table-cell office:value-type="float" office:value="9070.0">
            <text:p>9070.0</text:p>
          </table:table-cell>
          <table:table-cell office:value-type="float" office:value="190.0">
            <text:p>190.0</text:p>
          </table:table-cell>
          <table:table-cell office:value-type="string" office:value="Mostly Mytilus edulis shells">
            <text:p>Mostly 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60,FormanEtal2004">
            <text:p>Blake1961,Blake1961a,Olsson1960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175">
            <text:p>U-175</text:p>
          </table:table-cell>
          <table:table-cell office:value-type="float" office:value="79.983">
            <text:p>79.983</text:p>
          </table:table-cell>
          <table:table-cell office:value-type="float" office:value="18.583">
            <text:p>18.583</text:p>
          </table:table-cell>
          <table:table-cell office:value-type="float" office:value="7500.0">
            <text:p>7500.0</text:p>
          </table:table-cell>
          <table:table-cell office:value-type="float" office:value="150.0">
            <text:p>15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0.3">
            <text:p>10.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60,FormanEtal2004">
            <text:p>Blake1961,Blake1961a,Olsson1960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179">
            <text:p>U-179</text:p>
          </table:table-cell>
          <table:table-cell office:value-type="float" office:value="79.983">
            <text:p>79.983</text:p>
          </table:table-cell>
          <table:table-cell office:value-type="float" office:value="18.583">
            <text:p>18.583</text:p>
          </table:table-cell>
          <table:table-cell office:value-type="float" office:value="9660.0">
            <text:p>9660.0</text:p>
          </table:table-cell>
          <table:table-cell office:value-type="float" office:value="130.0">
            <text:p>130.0</text:p>
          </table:table-cell>
          <table:table-cell office:value-type="string" office:value="Mostly Hiatella arctica shells">
            <text:p>Mostly 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1.0">
            <text:p>2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60,FormanEtal2004">
            <text:p>Blake1961,Blake1961a,Olsson1960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33">
            <text:p>U-33</text:p>
          </table:table-cell>
          <table:table-cell office:value-type="float" office:value="79.983">
            <text:p>79.983</text:p>
          </table:table-cell>
          <table:table-cell office:value-type="float" office:value="18.583">
            <text:p>18.583</text:p>
          </table:table-cell>
          <table:table-cell office:value-type="float" office:value="6780.0">
            <text:p>6780.0</text:p>
          </table:table-cell>
          <table:table-cell office:value-type="float" office:value="100.0">
            <text:p>10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59,FormanEtal2004">
            <text:p>Blake1961,Blake1961a,Olsson1959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34">
            <text:p>U-34</text:p>
          </table:table-cell>
          <table:table-cell office:value-type="float" office:value="79.983">
            <text:p>79.983</text:p>
          </table:table-cell>
          <table:table-cell office:value-type="float" office:value="18.583">
            <text:p>18.583</text:p>
          </table:table-cell>
          <table:table-cell office:value-type="float" office:value="4020.0">
            <text:p>4020.0</text:p>
          </table:table-cell>
          <table:table-cell office:value-type="float" office:value="90.0">
            <text:p>9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8.8">
            <text:p>8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59,FormanEtal2004">
            <text:p>Blake1961,Blake1961a,Olsson1959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36">
            <text:p>U-36</text:p>
          </table:table-cell>
          <table:table-cell office:value-type="float" office:value="79.967">
            <text:p>79.967</text:p>
          </table:table-cell>
          <table:table-cell office:value-type="float" office:value="18.333">
            <text:p>18.333</text:p>
          </table:table-cell>
          <table:table-cell office:value-type="float" office:value="6490.0">
            <text:p>6490.0</text:p>
          </table:table-cell>
          <table:table-cell office:value-type="float" office:value="110.0">
            <text:p>11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.800000000000001">
            <text:p>7.80000000000000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59,FormanEtal2004">
            <text:p>Blake1961,Blake1961a,Olsson1959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38">
            <text:p>U-38</text:p>
          </table:table-cell>
          <table:table-cell office:value-type="float" office:value="79.983">
            <text:p>79.983</text:p>
          </table:table-cell>
          <table:table-cell office:value-type="float" office:value="18.583">
            <text:p>18.583</text:p>
          </table:table-cell>
          <table:table-cell office:value-type="float" office:value="7830.0">
            <text:p>7830.0</text:p>
          </table:table-cell>
          <table:table-cell office:value-type="float" office:value="120.0">
            <text:p>12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1.8">
            <text:p>11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59,FormanEtal2004">
            <text:p>Blake1961,Blake1961a,Olsson1959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70">
            <text:p>U-70</text:p>
          </table:table-cell>
          <table:table-cell office:value-type="float" office:value="79.933">
            <text:p>79.933</text:p>
          </table:table-cell>
          <table:table-cell office:value-type="float" office:value="18.367">
            <text:p>18.367</text:p>
          </table:table-cell>
          <table:table-cell office:value-type="float" office:value="9270.0">
            <text:p>9270.0</text:p>
          </table:table-cell>
          <table:table-cell office:value-type="float" office:value="130.0">
            <text:p>13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5.5">
            <text:p>35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59,FormanEtal2004">
            <text:p>Blake1961,Blake1961a,Olsson1959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95">
            <text:p>U-95</text:p>
          </table:table-cell>
          <table:table-cell office:value-type="float" office:value="80.017">
            <text:p>80.017</text:p>
          </table:table-cell>
          <table:table-cell office:value-type="float" office:value="18.917">
            <text:p>18.917</text:p>
          </table:table-cell>
          <table:table-cell office:value-type="float" office:value="9830.0">
            <text:p>9830.0</text:p>
          </table:table-cell>
          <table:table-cell office:value-type="float" office:value="130.0">
            <text:p>130.0</text:p>
          </table:table-cell>
          <table:table-cell office:value-type="string" office:value="Mostly Mya truncata shells">
            <text:p>Mostly Mya trunc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60,FormanEtal2004">
            <text:p>Blake1961,Blake1961a,Olsson1960,FormanEtal2004</text:p>
          </table:table-cell>
        </table:table-row>
        <table:table-row>
          <table:table-cell office:value-type="string" office:value="Lady_Franklin_Fjord">
            <text:p>Lady_Franklin_Fjord</text:p>
          </table:table-cell>
          <table:table-cell office:value-type="string" office:value="radiocarbon">
            <text:p>radiocarbon</text:p>
          </table:table-cell>
          <table:table-cell office:value-type="string" office:value="U-166">
            <text:p>U-166</text:p>
          </table:table-cell>
          <table:table-cell office:value-type="float" office:value="80.017">
            <text:p>80.017</text:p>
          </table:table-cell>
          <table:table-cell office:value-type="float" office:value="18.883">
            <text:p>18.883</text:p>
          </table:table-cell>
          <table:table-cell office:value-type="float" office:value="9640.0">
            <text:p>9640.0</text:p>
          </table:table-cell>
          <table:table-cell office:value-type="float" office:value="120.0">
            <text:p>120.0</text:p>
          </table:table-cell>
          <table:table-cell office:value-type="string" office:value="Mostly Hiatella arctica shells">
            <text:p>Mostly 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3.0">
            <text:p>4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lake1961,Blake1961a,Olsson1960,FormanEtal2004">
            <text:p>Blake1961,Blake1961a,Olsson1960,FormanEtal2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